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4.84cm" style:rel-column-width="16694*"/>
    </style:style>
    <style:style style:name="Таблица1.B" style:family="table-column">
      <style:table-column-properties style:column-width="14.161cm" style:rel-column-width="48841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Таблица2" style:family="table">
      <style:table-properties style:width="13.838cm" fo:margin-left="3.454cm" fo:margin-right="1.515cm" table:align="margins"/>
    </style:style>
    <style:style style:name="Таблица2.A" style:family="table-column">
      <style:table-column-properties style:column-width="1.718cm" style:rel-column-width="8136*"/>
    </style:style>
    <style:style style:name="Таблица2.B" style:family="table-column">
      <style:table-column-properties style:column-width="3.071cm" style:rel-column-width="14543*"/>
    </style:style>
    <style:style style:name="Таблица2.C" style:family="table-column">
      <style:table-column-properties style:column-width="1.826cm" style:rel-column-width="8646*"/>
    </style:style>
    <style:style style:name="Таблица2.D" style:family="table-column">
      <style:table-column-properties style:column-width="3.096cm" style:rel-column-width="14660*"/>
    </style:style>
    <style:style style:name="Таблица2.E" style:family="table-column">
      <style:table-column-properties style:column-width="1.958cm" style:rel-column-width="9272*"/>
    </style:style>
    <style:style style:name="Таблица2.F" style:family="table-column">
      <style:table-column-properties style:column-width="2.17cm" style:rel-column-width="1027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F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4pt" fo:language="en" fo:country="US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4pt" fo:language="en" fo:country="US"/>
    </style:style>
    <style:style style:name="P7" style:family="paragraph" style:parent-style-name="Text_20_body">
      <style:text-properties style:font-name="Cambria"/>
    </style:style>
    <style:style style:name="P8" style:family="paragraph" style:parent-style-name="Text_20_body">
      <style:paragraph-properties fo:text-align="justify" style:justify-single-word="false"/>
      <style:text-properties style:font-name="Cambria"/>
    </style:style>
    <style:style style:name="P9" style:family="paragraph" style:parent-style-name="Text_20_body">
      <style:paragraph-properties fo:text-align="justify" style:justify-single-word="false"/>
      <style:text-properties style:font-name="Cambria" fo:language="en" fo:country="US" style:font-name-asian="Times New Roman2" style:font-name-complex="Times New Roman2"/>
    </style:style>
    <style:style style:name="P10" style:family="paragraph" style:parent-style-name="Text_20_body">
      <style:text-properties style:font-name="Cambria" fo:language="ru" fo:country="RU" style:font-name-asian="Times New Roman2" style:font-name-complex="Times New Roman2"/>
    </style:style>
    <style:style style:name="P11" style:family="paragraph" style:parent-style-name="Text_20_body">
      <style:paragraph-properties fo:line-height="107%" fo:text-align="center" style:justify-single-word="false"/>
      <style:text-properties style:font-name="Cambria" fo:font-size="14pt" style:font-size-asian="14pt" style:font-size-complex="14pt"/>
    </style:style>
    <style:style style:name="P12" style:family="paragraph" style:parent-style-name="Text_20_body">
      <style:paragraph-properties fo:text-align="center" style:justify-single-word="false"/>
      <style:text-properties style:font-name="Cambria" fo:font-size="14pt" style:font-size-asian="14pt" style:font-size-complex="14pt"/>
    </style:style>
    <style:style style:name="P13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text-position="sub 58%"/>
    </style:style>
    <style:style style:name="T4" style:family="text">
      <style:text-properties style:text-position="0% 100%"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0.85cm" svg:height="0.85cm" draw:z-index="0"><draw:image xlink:href="../images/3074.png" xlink:type="simple" xlink:show="embed" xlink:actuate="onLoad"/></draw:frame></text:p>
          </table:table-cell>
          <table:table-cell table:style-name="Таблица1.B1" office:value-type="string">
            <text:h text:style-name="P13" text:outline-level="1">Запоминание сигнала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7">| <text:span text:style-name="T1">скалярный</text:span> | Cи |</text:p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4.369cm" svg:height="2.2cm" draw:z-index="1"><draw:image xlink:href="../images/3074s.png" xlink:type="simple" xlink:show="embed" xlink:actuate="onLoad"/></draw:frame></text:p>
          </table:table-cell>
          <table:table-cell table:style-name="Таблица1.A1" office:value-type="string">
            <text:p text:style-name="P7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7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9">Блок передает входной аналоговый сигнал на выход, если разрешена трансляция (x<text:span text:style-name="T3">2</text:span>=1). Если признак трансляции равен 0, то на выходе фиксируется значение, которое было на момент запрещения трансляции. <text:span text:style-name="T1">Если в момент инициализации проекта трансляция запрещена, то на выходе блока будет нулевой сигнал. Н</text:span>а изображении блок<text:span text:style-name="T1">а на схеме</text:span> отображается значение выходного сигнала, <text:span text:style-name="T1">которое равно запомненному либо совпадает с входным, если трансляция разрешена</text:span>. Таблица истинности блока выглядит следующим образом:</text:p>
            <text:p text:style-name="P9"/>
            <table:table table:name="Таблица2" table:style-name="Таблица2">
              <table:table-column table:style-name="Таблица2.A"/>
              <table:table-column table:style-name="Таблица2.B"/>
              <table:table-column table:style-name="Таблица2.C"/>
              <table:table-column table:style-name="Таблица2.D"/>
              <table:table-column table:style-name="Таблица2.E"/>
              <table:table-column table:style-name="Таблица2.F"/>
              <table:table-row>
                <table:table-cell table:style-name="Таблица2.A1" office:value-type="string">
                  <text:p text:style-name="P4"><text:span text:style-name="T2">X</text:span><text:span text:style-name="T3">1</text:span><text:span text:style-name="T4">(t)</text:span> (вход) </text:p>
                </table:table-cell>
                <table:table-cell table:style-name="Таблица2.A1" office:value-type="string">
                  <text:p text:style-name="P12">X<text:span text:style-name="T3">2</text:span><text:span text:style-name="T4">(t)</text:span></text:p>
                  <text:p text:style-name="P11">(признак трансляции) </text:p>
                </table:table-cell>
                <table:table-cell table:style-name="Таблица2.A1" office:value-type="string">
                  <text:p text:style-name="P5">X<text:span text:style-name="T3">1</text:span>(t+1) (вход)</text:p>
                </table:table-cell>
                <table:table-cell table:style-name="Таблица2.A1" office:value-type="string">
                  <text:p text:style-name="P5">X<text:span text:style-name="T3">2</text:span>(t+1) (признак трансляции)</text:p>
                </table:table-cell>
                <table:table-cell table:style-name="Таблица2.A1" office:value-type="string">
                  <text:p text:style-name="P4"><text:span text:style-name="T2">Y</text:span>(<text:span text:style-name="T2">t</text:span>) <text:span text:style-name="T2">(</text:span><text:span text:style-name="T1">выход</text:span><text:span text:style-name="T2">)</text:span></text:p>
                </table:table-cell>
                <table:table-cell table:style-name="Таблица2.F1" office:value-type="string">
                  <text:p text:style-name="P4"><text:span text:style-name="T2">Y</text:span>(<text:span text:style-name="T2">t</text:span>+1) <text:span text:style-name="T2">(</text:span><text:span text:style-name="T1">выход</text:span><text:span text:style-name="T2">)</text:span></text:p>
                </table:table-cell>
              </table:table-row>
              <table:table-row>
                <table:table-cell table:style-name="Таблица2.A2" office:value-type="string">
                  <text:p text:style-name="P6">Q(t)</text:p>
                </table:table-cell>
                <table:table-cell table:style-name="Таблица2.B2" office:value-type="float" office:value="1">
                  <text:p text:style-name="P6">1</text:p>
                </table:table-cell>
                <table:table-cell table:style-name="Таблица2.A2" office:value-type="string">
                  <text:p text:style-name="P5">Q(t+1)</text:p>
                </table:table-cell>
                <table:table-cell table:style-name="Таблица2.B2" office:value-type="float" office:value="1">
                  <text:p text:style-name="P5">1</text:p>
                </table:table-cell>
                <table:table-cell table:style-name="Таблица2.A2" office:value-type="string">
                  <text:p text:style-name="P4"><text:span text:style-name="T2">Q</text:span>(<text:span text:style-name="T2">t</text:span>)</text:p>
                </table:table-cell>
                <table:table-cell table:style-name="Таблица2.F2" office:value-type="string">
                  <text:p text:style-name="P4"><text:span text:style-name="T2">Q</text:span>(<text:span text:style-name="T2">t</text:span>)</text:p>
                </table:table-cell>
              </table:table-row>
              <table:table-row>
                <table:table-cell table:style-name="Таблица2.A2" office:value-type="string">
                  <text:p text:style-name="P6">Q(t)</text:p>
                </table:table-cell>
                <table:table-cell table:style-name="Таблица2.B2" office:value-type="float" office:value="1">
                  <text:p text:style-name="P6">1</text:p>
                </table:table-cell>
                <table:table-cell table:style-name="Таблица2.A2" office:value-type="string">
                  <text:p text:style-name="P5">Q(t+1)</text:p>
                </table:table-cell>
                <table:table-cell table:style-name="Таблица2.B2" office:value-type="float" office:value="0">
                  <text:p text:style-name="P5">0</text:p>
                </table:table-cell>
                <table:table-cell table:style-name="Таблица2.A2" office:value-type="string">
                  <text:p text:style-name="P4"><text:span text:style-name="T2">Q</text:span>(<text:span text:style-name="T2">t</text:span>)</text:p>
                </table:table-cell>
                <table:table-cell table:style-name="Таблица2.F2" office:value-type="string">
                  <text:p text:style-name="P4"><text:span text:style-name="T2">Q</text:span>(<text:span text:style-name="T2">t</text:span>)</text:p>
                </table:table-cell>
              </table:table-row>
              <table:table-row>
                <table:table-cell table:style-name="Таблица2.A2" office:value-type="string">
                  <text:p text:style-name="P6">Q(t)</text:p>
                </table:table-cell>
                <table:table-cell table:style-name="Таблица2.B2" office:value-type="float" office:value="0">
                  <text:p text:style-name="P6">0</text:p>
                </table:table-cell>
                <table:table-cell table:style-name="Таблица2.A2" office:value-type="string">
                  <text:p text:style-name="P5">Q(t+1)</text:p>
                </table:table-cell>
                <table:table-cell table:style-name="Таблица2.B2" office:value-type="float" office:value="1">
                  <text:p text:style-name="P5">1</text:p>
                </table:table-cell>
                <table:table-cell table:style-name="Таблица2.A2" office:value-type="string">
                  <text:p text:style-name="P4"><text:span text:style-name="T2">Q</text:span>(<text:span text:style-name="T2">t-1</text:span>)</text:p>
                </table:table-cell>
                <table:table-cell table:style-name="Таблица2.F2" office:value-type="string">
                  <text:p text:style-name="P4"><text:span text:style-name="T2">Q</text:span>(<text:span text:style-name="T2">t+1</text:span>)</text:p>
                </table:table-cell>
              </table:table-row>
              <table:table-row>
                <table:table-cell table:style-name="Таблица2.A2" office:value-type="string">
                  <text:p text:style-name="P6">Q(t)</text:p>
                </table:table-cell>
                <table:table-cell table:style-name="Таблица2.B2" office:value-type="float" office:value="0">
                  <text:p text:style-name="P6">0</text:p>
                </table:table-cell>
                <table:table-cell table:style-name="Таблица2.A2" office:value-type="string">
                  <text:p text:style-name="P5">Q(t+1)</text:p>
                </table:table-cell>
                <table:table-cell table:style-name="Таблица2.B2" office:value-type="float" office:value="0">
                  <text:p text:style-name="P5">0</text:p>
                </table:table-cell>
                <table:table-cell table:style-name="Таблица2.A2" office:value-type="string">
                  <text:p text:style-name="P4"><text:span text:style-name="T2">Q</text:span>(<text:span text:style-name="T2">t-1</text:span>)</text:p>
                </table:table-cell>
                <table:table-cell table:style-name="Таблица2.F2" office:value-type="string">
                  <text:p text:style-name="P4"><text:span text:style-name="T2">Q</text:span>(<text:span text:style-name="T2">t-1</text:span>)</text:p>
                </table:table-cell>
              </table:table-row>
            </table:table>
            <text:p text:style-name="P8"/>
            <text:p text:style-name="P10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оминание сигнала</dc:title>
    <dc:date>2016-04-07T15:04:13.95</dc:date>
    <meta:generator>OpenOffice/4.1.1$Win32 OpenOffice.org_project/411m6$Build-9775</meta:generator>
    <meta:editing-duration>PT4H36M34S</meta:editing-duration>
    <meta:editing-cycles>93</meta:editing-cycles>
    <dc:creator>ILYA KUBENSKIY</dc:creator>
    <meta:document-statistic meta:table-count="2" meta:image-count="2" meta:object-count="0" meta:page-count="1" meta:paragraph-count="38" meta:word-count="115" meta:character-count="751"/>
  </office:meta>
</office:document-meta>
</file>